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3.7054166666667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Monitoring</text:p>
          </table:table-cell>
          <table:table-cell office:value-type="string" table:style-name="ce1">
            <text:p>managing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ordi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ata Analysi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porting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Help customers choose coffee drinks or beans based on their preferences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aintain a welcoming and friendly atmosphere for customers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tock shelves and refrigerators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lean tables and chairs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 some cases, they might help with opening and closing procedures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elivery Driv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Rideshare Driver:<text:span text:style-name="T1"><text:s/>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axi Driver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perating machiner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ssembling produc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ckaging and labeling produc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itoring production lin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ntaining equip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ading and unloading materia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lowing safety protocols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Planting and tending cro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rating machine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 ca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ntaining farm buildings and fen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rvesting cro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ord keeping</text:p>
          </table:table-cell>
          <table:table-cell table:number-columns-repeated="16383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2">
            <text:p>Data Analysis: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tware Develop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formation Systems: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alth Informatics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Written transl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ken translation: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earc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ofreading and editing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aborers:<text:span text:style-name="T1"><text:s/>These workers perform general tasks on the construction site, such as digging trenches,</text:span></text:p>
          </table:table-cell>
          <table:table-cell table:number-columns-repeated="16383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0</meta:initial-creator>
    <dc:creator>0</dc:creator>
    <meta:creation-date>2024-05-06T21:29:56Z</meta:creation-date>
    <dc:date>2024-05-06T23:07:30Z</dc:date>
  </office:meta>
</office:document-meta>
</file>